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article, "AnomalyGPT: Detecting Industrial Anomalies Using Large Vision-Language Models," presents AnomalyGPT, a novel approach for Industrial Anomaly Detection (IAD) utilizing Large Vision-Language Models (LVLMs). This method leverages the power of LVLMs to understand complex visual and textual data, aiming to enhance the performance of anomaly detection tasks in industrial settings.</text:p>
      <text:p text:style-name="Text_20_body"><text:span text:style-name="Strong_20_Emphasis">Key Characteristics:</text:span></text:p>
      <text:list text:style-name="L2">
        <text:list-item>
          <text:p text:style-name="P3"><text:span text:style-name="Strong_20_Emphasis">Model Structure:</text:span> AnomalyGPT employs a Siamese network integrated with spatial transformer network (STN) blocks for feature registration, alongside an image decoder for fine-grained semantic generation and a prompt learner for LVLM fine-tuning using prompt embeddings.</text:p>
        </text:list-item>
        <text:list-item>
          <text:p text:style-name="P3"><text:span text:style-name="Strong_20_Emphasis">Learning Technique:</text:span> Utilizes synthesized anomalous visual-textual data to fine-tune LVLMs, employing a novel image-text alignment strategy. It introduces prompt embeddings to incorporate additional IAD knowledge without extensive parameter adjustments.</text:p>
        </text:list-item>
        <text:list-item>
          <text:p text:style-name="P3"><text:span text:style-name="Strong_20_Emphasis">Advantages/Disadvantages:</text:span></text:p>
          <text:list>
            <text:list-item>
              <text:p text:style-name="P4"><text:span text:style-name="Strong_20_Emphasis">Advantages:</text:span></text:p>
              <text:list>
                <text:list-item>
                  <text:p text:style-name="P4">Eliminates the need for manual threshold settings for anomaly detection.</text:p>
                </text:list-item>
                <text:list-item>
                  <text:p text:style-name="P4">Supports multi-turn dialogues, offering enhanced interaction capabilities.</text:p>
                </text:list-item>
                <text:list-item>
                  <text:p text:style-name="P4">Demonstrates impressive few-shot in-context learning capabilities, allowing quick adaptation to new object categories with minimal normal images.</text:p>
                </text:list-item>
              </text:list>
            </text:list-item>
            <text:list-item>
              <text:p text:style-name="P4"><text:span text:style-name="Strong_20_Emphasis">Disadvantages:</text:span> Not explicitly mentioned, but potential challenges include handling the complexity of synthesizing realistic anomalous data and ensuring the model's generalizability across diverse industrial contexts.</text:p>
            </text:list-item>
          </text:list>
        </text:list-item>
        <text:list-item>
          <text:p text:style-name="P3"><text:span text:style-name="Strong_20_Emphasis">Dataset Labeling Requirement:</text:span> AnomalyGPT operates in an unsupervised manner for training with normal images and utilizes synthetic anomaly generation, eliminating the need for labeled anomaly datasets.</text:p>
        </text:list-item>
        <text:list-item>
          <text:p text:style-name="P3"><text:span text:style-name="Strong_20_Emphasis">Performance and Output Quality/Accuracy:</text:span> On the MVTec-AD dataset, AnomalyGPT achieves state-of-the-art performance with 86.1% accuracy, 94.1% image-level AUC, and 95.3% pixel-level AUC, showcasing significant improvements over existing methods.</text:p>
        </text:list-item>
        <text:list-item>
          <text:p text:style-name="P3"><text:span text:style-name="Strong_20_Emphasis">Datasets Used for Training/Testing:</text:span> Primarily tested on the MVTec-AD and VisA datasets, AnomalyGPT shows effective anomaly detection and localization across a wide range of object categories and defect types.</text:p>
        </text:list-item>
      </text:list>
      <text:p text:style-name="Text_20_body">The introduction of AnomalyGPT marks a significant advancement in the field of industrial anomaly detection, combining the strengths of LVLMs with innovative learning techniques and model structures to provide a highly effective and interactive solution for detecting and localizing anomalies in industrial image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8:09:24.254000000</meta:creation-date>
    <dc:date>2024-03-16T18:46:56.040000000</dc:date>
    <meta:editing-duration>PT1M49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4" meta:word-count="315" meta:character-count="2451" meta:non-whitespace-character-count="2161"/>
  </office:meta>
</office:document-meta>
</file>